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3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</office:automatic-styles>
  <office:body>
    <office:text text:use-soft-page-breaks="true">
      <text:p text:style-name="P1">Test1</text:p>
      <text:p text:style-name="Normal">TEST2</text:p>
      <text:p text:style-name="Normal"><text:span text:style-name="T3">TESTTEST3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Normal" style:family="paragraph">
      <style:paragraph-properties fo:text-align="center" fo:margin-bottom="0in"/>
      <style:text-properties style:font-name="Calibri" style:font-name-complex="Calibri" fo:color="#000000" fo:font-size="10pt" style:font-size-asian="10pt"/>
    </style:style>
    <style:style style:family="graphic" style:name="a0" style:parent-style-name="Graphics">
      <style:graphic-properties fo:wrap-option="wrap" fo:border="0.00694in none" fo:padding-top="0in" fo:padding-bottom="0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Header"><draw:frame draw:z-index="251659264" draw:id="id0" draw:style-name="a0" draw:name="MSIPCM32f247e09ffaf1042751ac0b" text:anchor-type="paragraph" svg:x="0in" svg:y="0.20833in" svg:width="8.26806in" svg:height="0.29861in" style:rel-width="scale" style:rel-height="scale"><draw:text-box><text:p text:style-name="P2">- öffentlich | public -</text:p></draw:text-box><svg:title/><svg:desc>{"HashCode":316635516,"Height":841.0,"Width":595.0,"Placement":"Header","Index":"Primary","Section":1,"Top":0.0,"Left":0.0}</svg:desc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aferkorn, Sören Hinnerk</meta:initial-creator>
    <dc:creator>Haferkorn, Sören Hinnerk</dc:creator>
    <meta:creation-date>2023-03-06T13:22:00Z</meta:creation-date>
    <dc:date>2023-03-06T13:23:00Z</dc:date>
    <meta:template xlink:href="Normal" xlink:type="simple"/>
    <meta:editing-cycles>1</meta:editing-cycles>
    <meta:editing-duration>PT0S</meta:editing-duration>
    <meta:user-defined meta:name="MSIP_Label_e15686df-4007-473a-a67c-4047ee2e0da2_Enabled">true</meta:user-defined>
    <meta:user-defined meta:name="MSIP_Label_e15686df-4007-473a-a67c-4047ee2e0da2_SetDate">2023-03-06T13:23:02Z</meta:user-defined>
    <meta:user-defined meta:name="MSIP_Label_e15686df-4007-473a-a67c-4047ee2e0da2_Method">Privileged</meta:user-defined>
    <meta:user-defined meta:name="MSIP_Label_e15686df-4007-473a-a67c-4047ee2e0da2_Name">e15686df-4007-473a-a67c-4047ee2e0da2</meta:user-defined>
    <meta:user-defined meta:name="MSIP_Label_e15686df-4007-473a-a67c-4047ee2e0da2_SiteId">97acb4ab-68fe-43be-8504-c610dd01f172</meta:user-defined>
    <meta:user-defined meta:name="MSIP_Label_e15686df-4007-473a-a67c-4047ee2e0da2_ActionId">7992facb-6755-40ec-ab9f-51c7917795fe</meta:user-defined>
    <meta:user-defined meta:name="MSIP_Label_e15686df-4007-473a-a67c-4047ee2e0da2_ContentBits">1</meta:user-defined>
    <meta:document-statistic meta:page-count="1" meta:paragraph-count="1" meta:word-count="3" meta:character-count="21" meta:row-count="1" meta:non-whitespace-character-count="19"/>
  </office:meta>
</office:document-meta>
</file>